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color="#c5000b" draw:textarea-horizontal-align="justify" draw:textarea-vertical-align="middle" draw:auto-grow-height="false" draw:shadow="hidden"/>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color="#000080" fo:font-size="11pt" fo:font-weight="bold" style:font-size-asian="18pt" style:font-size-complex="18pt" style:font-relief="embossed"/>
    </style:style>
    <style:style style:name="T1" style:family="text">
      <style:text-properties fo:color="#000080" fo:font-size="11pt" fo:font-weight="bold" style:font-size-asian="18pt" style:font-size-complex="18pt" style:font-relief="emboss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5.77cm" svg:height="1.615cm" svg:x="4.251cm" svg:y="6.75cm" svg:viewBox="0 0 5771 1616" draw:points="5771,1616 5749,0 4749,0 3249,0 2999,0 2499,0 391,0 301,119 263,215 227,312 193,410 162,508 134,608 109,708 86,808 65,909 48,1011 33,1113 21,1215 11,1318 4,1420 0,1616 3967,1616 3968,1596 3970,1577 3973,1558 3977,1539 3983,1520 3989,1501 3996,1483 4004,1465 4013,1448 4023,1431 4034,1414 4046,1398 4058,1383 4072,1368 4086,1354 4101,1341 4117,1328 4133,1316 4150,1305 4167,1295 4185,1286 4204,1277 4223,1269 4242,1263 4262,1257 4282,1252 4302,1248 4323,1245 4343,1243 4364,1242 4384,1242 4405,1243 4425,1245 4446,1248 4466,1252 4486,1257 4506,1263 4525,1269 4544,1277 4563,1286 4581,1295 4598,1305 4615,1316 4631,1328 4647,1341 4662,1354 4676,1368 4690,1383 4702,1398 4714,1414 4725,1431 4735,1448 4744,1465 4752,1483 4759,1501 4765,1520 4771,1539 4775,1558 4778,1577 4780,1596 4781,1616">
          <text:p/>
        </draw:polygon>
        <draw:rect draw:style-name="gr2" draw:text-style-name="P1" draw:layer="layout" svg:width="1.75cm" svg:height="3.5cm" svg:x="7.75cm" svg:y="8.5cm">
          <text:p/>
        </draw:rect>
        <draw:custom-shape draw:style-name="gr3" draw:text-style-name="P1" draw:layer="layout" svg:width="0.25cm" svg:height="2.25cm" svg:x="8.5cm" svg:y="9.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 draw:text-style-name="P1" draw:layer="layout" svg:x1="8.25cm" svg:y1="8.25cm" svg:x2="4.642cm" svg:y2="6.75cm">
          <text:p/>
        </draw:line>
        <draw:frame draw:style-name="gr5" draw:text-style-name="P2" draw:layer="layout" svg:width="2.653cm" svg:height="0.704cm" svg:x="4.347cm" svg:y="11.25cm">
          <draw:text-box>
            <text:p><text:span text:style-name="T1">arvydas.ne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rvydas Juskevicius</meta:initial-creator>
    <meta:creation-date>2009-12-11T12:18:31.11</meta:creation-date>
    <dc:date>2009-12-11T13:24:56.85</dc:date>
    <dc:creator>Arvydas Juskevicius</dc:creator>
    <meta:editing-duration>PT01H06M25S</meta:editing-duration>
    <meta:editing-cycles>2</meta:editing-cycles>
    <meta:generator>OpenOffice.org/3.1$Win32 OpenOffice.org_project/310m11$Build-9399</meta:generator>
    <meta:document-statistic meta:object-count="5"/>
  </office:meta>
</office:document-meta>
</file>